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45in"/>
    </style:style>
    <style:style style:name="co3" style:family="table-column">
      <style:table-column-properties fo:break-before="auto" style:column-width="2.6925in"/>
    </style:style>
    <style:style style:name="co4" style:family="table-column">
      <style:table-column-properties fo:break-before="auto" style:column-width="0.7154in"/>
    </style:style>
    <style:style style:name="co5" style:family="table-column">
      <style:table-column-properties fo:break-before="auto" style:column-width="0.6091in"/>
    </style:style>
    <style:style style:name="co6" style:family="table-column">
      <style:table-column-properties fo:break-before="auto" style:column-width="0.5882in"/>
    </style:style>
    <style:style style:name="co7" style:family="table-column">
      <style:table-column-properties fo:break-before="auto" style:column-width="0.7362in"/>
    </style:style>
    <style:style style:name="co8" style:family="table-column">
      <style:table-column-properties fo:break-before="auto" style:column-width="0.7547in"/>
    </style:style>
    <style:style style:name="co9" style:family="table-column">
      <style:table-column-properties fo:break-before="auto" style:column-width="0.761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7193in"/>
    </style:style>
    <style:style style:name="co13" style:family="table-column">
      <style:table-column-properties fo:break-before="auto" style:column-width="0.572in"/>
    </style:style>
    <style:style style:name="co14" style:family="table-column">
      <style:table-column-properties fo:break-before="auto" style:column-width="0.4409in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6in" fo:break-before="auto" style:use-optimal-row-height="false"/>
    </style:style>
    <style:style style:name="ro6" style:family="table-row">
      <style:table-row-properties style:row-height="0.4075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2" style:family="table" style:master-page-name="PageStyle_5f_Discounts">
      <style:table-properties table:display="true" style:writing-mode="lr-tb"/>
    </style:style>
    <style:style style:name="ta3" style:family="table" style:master-page-name="PageStyle_5f_Grocerie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c99e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c99e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8a30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3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[$Groceries.$I$1]" style:apply-style-name="ConditionalStyle_5f_4" style:base-cell-address="Groceries.I2"/>
      <style:map style:condition="cell-content()&lt;[$Groceries.$I$1]" style:apply-style-name="ConditionalStyle_5f_5" style:base-cell-address="Groceries.I2"/>
      <style:map style:condition="cell-content()=0" style:apply-style-name="ConditionalStyle_5f_6" style:base-cell-address="Groceries.I2"/>
    </style:style>
    <style:style style:name="ce15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oceries" table:style-name="ta3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1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3" table:default-cell-style-name="ce3"/>
        <table:table-column table:style-name="co12" table:default-cell-style-name="Default"/>
        <table:table-column table:style-name="co14" table:number-columns-repeated="2" table:default-cell-style-name="ce3"/>
        <table:table-row table:style-name="ro3">
          <table:table-cell table:style-name="ce17" office:value-type="string" calcext:value-type="string">
            <text:p>planned</text:p>
          </table:table-cell>
          <table:table-cell table:style-name="ce4" office:value-type="date" office:date-value="2024-01-01" calcext:value-type="date">
            <text:p>2024-01-01</text:p>
          </table:table-cell>
          <table:table-cell table:style-name="ce17" office:value-type="string" calcext:value-type="string" table:number-columns-spanned="1" table:number-rows-spanned="3">
            <text:p>price</text:p>
          </table:table-cell>
          <table:table-cell table:style-name="ce24" office:value-type="string" calcext:value-type="string" table:number-columns-spanned="2" table:number-rows-spanned="1">
            <text:p>rates</text:p>
          </table:table-cell>
          <table:covered-table-cell table:style-name="ce24"/>
          <table:table-cell table:style-name="ce27" office:value-type="string" calcext:value-type="string" table:number-columns-spanned="1" table:number-rows-spanned="3">
            <text:p>effective price</text:p>
          </table:table-cell>
          <table:table-cell table:style-name="ce27" office:value-type="string" calcext:value-type="string" table:number-columns-spanned="1" table:number-rows-spanned="3">
            <text:p>category (why?)</text:p>
          </table:table-cell>
          <table:table-cell table:style-name="ce12" office:value-type="string" calcext:value-type="string">
            <text:p>budget</text:p>
          </table:table-cell>
          <table:table-cell table:style-name="ce13" office:value-type="currency" office:currency="USD" office:value="25" calcext:value-type="currency">
            <text:p>$25.00</text:p>
          </table:table-cell>
          <table:table-cell table:style-name="ce17" office:value-type="string" calcext:value-type="string" table:number-columns-spanned="1" table:number-rows-spanned="3">
            <text:p>when</text:p>
          </table:table-cell>
          <table:table-cell table:style-name="ce17" office:value-type="string" calcext:value-type="string" table:number-columns-spanned="1" table:number-rows-spanned="3">
            <text:p>who</text:p>
          </table:table-cell>
          <table:table-cell/>
          <table:table-cell table:style-name="ce16" table:number-columns-repeated="2"/>
        </table:table-row>
        <table:table-row table:style-name="ro3">
          <table:table-cell table:style-name="ce17" office:value-type="string" calcext:value-type="string">
            <text:p>shopped</text:p>
          </table:table-cell>
          <table:table-cell table:style-name="ce4" office:value-type="date" office:date-value="2024-01-01" calcext:value-type="date">
            <text:p>2024-01-01</text:p>
          </table:table-cell>
          <table:covered-table-cell table:style-name="ce17"/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0.1" calcext:value-type="float">
            <text:p>0.1</text:p>
          </table:table-cell>
          <table:covered-table-cell table:number-columns-repeated="2" table:style-name="ce27"/>
          <table:table-cell table:style-name="ce12" office:value-type="string" calcext:value-type="string">
            <text:p>total</text:p>
          </table:table-cell>
          <table:table-cell table:style-name="ce14" table:formula="of:=SUM([.I4:.I103])" office:value-type="currency" office:currency="USD" office:value="0" calcext:value-type="currency">
            <text:p>$0.00</text:p>
          </table:table-cell>
          <table:covered-table-cell table:number-columns-repeated="2" table:style-name="ce17"/>
          <table:table-cell/>
          <table:table-cell table:style-name="ce16" table:number-columns-repeated="2"/>
        </table:table-row>
        <table:table-row table:style-name="ro6">
          <table:table-cell table:style-name="ce17" office:value-type="string" calcext:value-type="string">
            <text:p>where</text:p>
          </table:table-cell>
          <table:table-cell table:style-name="ce17" office:value-type="string" calcext:value-type="string">
            <text:p>what</text:p>
          </table:table-cell>
          <table:covered-table-cell table:style-name="ce17"/>
          <table:table-cell table:style-name="ce17" office:value-type="string" calcext:value-type="string">
            <text:p>tax</text:p>
          </table:table-cell>
          <table:table-cell table:style-name="ce17" office:value-type="string" calcext:value-type="string">
            <text:p>disc</text:p>
          </table:table-cell>
          <table:covered-table-cell table:number-columns-repeated="2" table:style-name="ce27"/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how much? (p * q)</text:p>
          </table:table-cell>
          <table:covered-table-cell table:number-columns-repeated="2" table:style-name="ce17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];[$Discounts.$A$3:.$B$12];2;0);0)" office:value-type="float" office:value="0" calcext:value-type="float">
            <text:p>0</text:p>
          </table:table-cell>
          <table:table-cell table:style-name="ce10" table:formula="of:=[.C4]+PRODUCT([.C4];[.D4];[.$D$2])-PRODUCT([.C4];[.E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]*[.F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];[$Discounts.$A$3:.$B$12];2;0);0)" office:value-type="float" office:value="0" calcext:value-type="float">
            <text:p>0</text:p>
          </table:table-cell>
          <table:table-cell table:style-name="ce10" table:formula="of:=[.C5]+PRODUCT([.C5];[.D5];[.$D$2])-PRODUCT([.C5];[.E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]*[.F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];[$Discounts.$A$3:.$B$12];2;0);0)" office:value-type="float" office:value="0" calcext:value-type="float">
            <text:p>0</text:p>
          </table:table-cell>
          <table:table-cell table:style-name="ce10" table:formula="of:=[.C6]+PRODUCT([.C6];[.D6];[.$D$2])-PRODUCT([.C6];[.E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]*[.F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];[$Discounts.$A$3:.$B$12];2;0);0)" office:value-type="float" office:value="0" calcext:value-type="float">
            <text:p>0</text:p>
          </table:table-cell>
          <table:table-cell table:style-name="ce10" table:formula="of:=[.C7]+PRODUCT([.C7];[.D7];[.$D$2])-PRODUCT([.C7];[.E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]*[.F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];[$Discounts.$A$3:.$B$12];2;0);0)" office:value-type="float" office:value="0" calcext:value-type="float">
            <text:p>0</text:p>
          </table:table-cell>
          <table:table-cell table:style-name="ce10" table:formula="of:=[.C8]+PRODUCT([.C8];[.D8];[.$D$2])-PRODUCT([.C8];[.E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]*[.F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];[$Discounts.$A$3:.$B$12];2;0);0)" office:value-type="float" office:value="0" calcext:value-type="float">
            <text:p>0</text:p>
          </table:table-cell>
          <table:table-cell table:style-name="ce10" table:formula="of:=[.C9]+PRODUCT([.C9];[.D9];[.$D$2])-PRODUCT([.C9];[.E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]*[.F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];[$Discounts.$A$3:.$B$12];2;0);0)" office:value-type="float" office:value="0" calcext:value-type="float">
            <text:p>0</text:p>
          </table:table-cell>
          <table:table-cell table:style-name="ce10" table:formula="of:=[.C10]+PRODUCT([.C10];[.D10];[.$D$2])-PRODUCT([.C10];[.E1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]*[.F1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1];[$Discounts.$A$3:.$B$12];2;0);0)" office:value-type="float" office:value="0" calcext:value-type="float">
            <text:p>0</text:p>
          </table:table-cell>
          <table:table-cell table:style-name="ce10" table:formula="of:=[.C11]+PRODUCT([.C11];[.D11];[.$D$2])-PRODUCT([.C11];[.E1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1]*[.F1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2];[$Discounts.$A$3:.$B$12];2;0);0)" office:value-type="float" office:value="0" calcext:value-type="float">
            <text:p>0</text:p>
          </table:table-cell>
          <table:table-cell table:style-name="ce10" table:formula="of:=[.C12]+PRODUCT([.C12];[.D12];[.$D$2])-PRODUCT([.C12];[.E1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2]*[.F1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3];[$Discounts.$A$3:.$B$12];2;0);0)" office:value-type="float" office:value="0" calcext:value-type="float">
            <text:p>0</text:p>
          </table:table-cell>
          <table:table-cell table:style-name="ce10" table:formula="of:=[.C13]+PRODUCT([.C13];[.D13];[.$D$2])-PRODUCT([.C13];[.E1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3]*[.F1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4];[$Discounts.$A$3:.$B$12];2;0);0)" office:value-type="float" office:value="0" calcext:value-type="float">
            <text:p>0</text:p>
          </table:table-cell>
          <table:table-cell table:style-name="ce10" table:formula="of:=[.C14]+PRODUCT([.C14];[.D14];[.$D$2])-PRODUCT([.C14];[.E1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4]*[.F1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5];[$Discounts.$A$3:.$B$12];2;0);0)" office:value-type="float" office:value="0" calcext:value-type="float">
            <text:p>0</text:p>
          </table:table-cell>
          <table:table-cell table:style-name="ce10" table:formula="of:=[.C15]+PRODUCT([.C15];[.D15];[.$D$2])-PRODUCT([.C15];[.E1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5]*[.F1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6];[$Discounts.$A$3:.$B$12];2;0);0)" office:value-type="float" office:value="0" calcext:value-type="float">
            <text:p>0</text:p>
          </table:table-cell>
          <table:table-cell table:style-name="ce10" table:formula="of:=[.C16]+PRODUCT([.C16];[.D16];[.$D$2])-PRODUCT([.C16];[.E1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6]*[.F16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7];[$Discounts.$A$3:.$B$12];2;0);0)" office:value-type="float" office:value="0" calcext:value-type="float">
            <text:p>0</text:p>
          </table:table-cell>
          <table:table-cell table:style-name="ce10" table:formula="of:=[.C17]+PRODUCT([.C17];[.D17];[.$D$2])-PRODUCT([.C17];[.E1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7]*[.F17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8];[$Discounts.$A$3:.$B$12];2;0);0)" office:value-type="float" office:value="0" calcext:value-type="float">
            <text:p>0</text:p>
          </table:table-cell>
          <table:table-cell table:style-name="ce10" table:formula="of:=[.C18]+PRODUCT([.C18];[.D18];[.$D$2])-PRODUCT([.C18];[.E1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8]*[.F18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9];[$Discounts.$A$3:.$B$12];2;0);0)" office:value-type="float" office:value="0" calcext:value-type="float">
            <text:p>0</text:p>
          </table:table-cell>
          <table:table-cell table:style-name="ce10" table:formula="of:=[.C19]+PRODUCT([.C19];[.D19];[.$D$2])-PRODUCT([.C19];[.E1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9]*[.F19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0];[$Discounts.$A$3:.$B$12];2;0);0)" office:value-type="float" office:value="0" calcext:value-type="float">
            <text:p>0</text:p>
          </table:table-cell>
          <table:table-cell table:style-name="ce10" table:formula="of:=[.C20]+PRODUCT([.C20];[.D20];[.$D$2])-PRODUCT([.C20];[.E2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0]*[.F20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1];[$Discounts.$A$3:.$B$12];2;0);0)" office:value-type="float" office:value="0" calcext:value-type="float">
            <text:p>0</text:p>
          </table:table-cell>
          <table:table-cell table:style-name="ce10" table:formula="of:=[.C21]+PRODUCT([.C21];[.D21];[.$D$2])-PRODUCT([.C21];[.E2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1]*[.F21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2];[$Discounts.$A$3:.$B$12];2;0);0)" office:value-type="float" office:value="0" calcext:value-type="float">
            <text:p>0</text:p>
          </table:table-cell>
          <table:table-cell table:style-name="ce10" table:formula="of:=[.C22]+PRODUCT([.C22];[.D22];[.$D$2])-PRODUCT([.C22];[.E2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2]*[.F22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3];[$Discounts.$A$3:.$B$12];2;0);0)" office:value-type="float" office:value="0" calcext:value-type="float">
            <text:p>0</text:p>
          </table:table-cell>
          <table:table-cell table:style-name="ce10" table:formula="of:=[.C23]+PRODUCT([.C23];[.D23];[.$D$2])-PRODUCT([.C23];[.E2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3]*[.F23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4];[$Discounts.$A$3:.$B$12];2;0);0)" office:value-type="float" office:value="0" calcext:value-type="float">
            <text:p>0</text:p>
          </table:table-cell>
          <table:table-cell table:style-name="ce10" table:formula="of:=[.C24]+PRODUCT([.C24];[.D24];[.$D$2])-PRODUCT([.C24];[.E2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4]*[.F24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5];[$Discounts.$A$3:.$B$12];2;0);0)" office:value-type="float" office:value="0" calcext:value-type="float">
            <text:p>0</text:p>
          </table:table-cell>
          <table:table-cell table:style-name="ce10" table:formula="of:=[.C25]+PRODUCT([.C25];[.D25];[.$D$2])-PRODUCT([.C25];[.E2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5]*[.F25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6];[$Discounts.$A$3:.$B$12];2;0);0)" office:value-type="float" office:value="0" calcext:value-type="float">
            <text:p>0</text:p>
          </table:table-cell>
          <table:table-cell table:style-name="ce10" table:formula="of:=[.C26]+PRODUCT([.C26];[.D26];[.$D$2])-PRODUCT([.C26];[.E2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6]*[.F26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7];[$Discounts.$A$3:.$B$12];2;0);0)" office:value-type="float" office:value="0" calcext:value-type="float">
            <text:p>0</text:p>
          </table:table-cell>
          <table:table-cell table:style-name="ce10" table:formula="of:=[.C27]+PRODUCT([.C27];[.D27];[.$D$2])-PRODUCT([.C27];[.E2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7]*[.F27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8];[$Discounts.$A$3:.$B$12];2;0);0)" office:value-type="float" office:value="0" calcext:value-type="float">
            <text:p>0</text:p>
          </table:table-cell>
          <table:table-cell table:style-name="ce10" table:formula="of:=[.C28]+PRODUCT([.C28];[.D28];[.$D$2])-PRODUCT([.C28];[.E2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8]*[.F28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9];[$Discounts.$A$3:.$B$12];2;0);0)" office:value-type="float" office:value="0" calcext:value-type="float">
            <text:p>0</text:p>
          </table:table-cell>
          <table:table-cell table:style-name="ce10" table:formula="of:=[.C29]+PRODUCT([.C29];[.D29];[.$D$2])-PRODUCT([.C29];[.E2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9]*[.F29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0];[$Discounts.$A$3:.$B$12];2;0);0)" office:value-type="float" office:value="0" calcext:value-type="float">
            <text:p>0</text:p>
          </table:table-cell>
          <table:table-cell table:style-name="ce10" table:formula="of:=[.C30]+PRODUCT([.C30];[.D30];[.$D$2])-PRODUCT([.C30];[.E3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0]*[.F30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1];[$Discounts.$A$3:.$B$12];2;0);0)" office:value-type="float" office:value="0" calcext:value-type="float">
            <text:p>0</text:p>
          </table:table-cell>
          <table:table-cell table:style-name="ce10" table:formula="of:=[.C31]+PRODUCT([.C31];[.D31];[.$D$2])-PRODUCT([.C31];[.E3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1]*[.F31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2];[$Discounts.$A$3:.$B$12];2;0);0)" office:value-type="float" office:value="0" calcext:value-type="float">
            <text:p>0</text:p>
          </table:table-cell>
          <table:table-cell table:style-name="ce10" table:formula="of:=[.C32]+PRODUCT([.C32];[.D32];[.$D$2])-PRODUCT([.C32];[.E3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2]*[.F32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3];[$Discounts.$A$3:.$B$12];2;0);0)" office:value-type="float" office:value="0" calcext:value-type="float">
            <text:p>0</text:p>
          </table:table-cell>
          <table:table-cell table:style-name="ce10" table:formula="of:=[.C33]+PRODUCT([.C33];[.D33];[.$D$2])-PRODUCT([.C33];[.E3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3]*[.F33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4];[$Discounts.$A$3:.$B$12];2;0);0)" office:value-type="float" office:value="0" calcext:value-type="float">
            <text:p>0</text:p>
          </table:table-cell>
          <table:table-cell table:style-name="ce10" table:formula="of:=[.C34]+PRODUCT([.C34];[.D34];[.$D$2])-PRODUCT([.C34];[.E3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4]*[.F3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5];[$Discounts.$A$3:.$B$12];2;0);0)" office:value-type="float" office:value="0" calcext:value-type="float">
            <text:p>0</text:p>
          </table:table-cell>
          <table:table-cell table:style-name="ce10" table:formula="of:=[.C35]+PRODUCT([.C35];[.D35];[.$D$2])-PRODUCT([.C35];[.E3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5]*[.F3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6];[$Discounts.$A$3:.$B$12];2;0);0)" office:value-type="float" office:value="0" calcext:value-type="float">
            <text:p>0</text:p>
          </table:table-cell>
          <table:table-cell table:style-name="ce10" table:formula="of:=[.C36]+PRODUCT([.C36];[.D36];[.$D$2])-PRODUCT([.C36];[.E3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6]*[.F3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7];[$Discounts.$A$3:.$B$12];2;0);0)" office:value-type="float" office:value="0" calcext:value-type="float">
            <text:p>0</text:p>
          </table:table-cell>
          <table:table-cell table:style-name="ce10" table:formula="of:=[.C37]+PRODUCT([.C37];[.D37];[.$D$2])-PRODUCT([.C37];[.E3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7]*[.F3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8];[$Discounts.$A$3:.$B$12];2;0);0)" office:value-type="float" office:value="0" calcext:value-type="float">
            <text:p>0</text:p>
          </table:table-cell>
          <table:table-cell table:style-name="ce10" table:formula="of:=[.C38]+PRODUCT([.C38];[.D38];[.$D$2])-PRODUCT([.C38];[.E3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8]*[.F3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9];[$Discounts.$A$3:.$B$12];2;0);0)" office:value-type="float" office:value="0" calcext:value-type="float">
            <text:p>0</text:p>
          </table:table-cell>
          <table:table-cell table:style-name="ce10" table:formula="of:=[.C39]+PRODUCT([.C39];[.D39];[.$D$2])-PRODUCT([.C39];[.E3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9]*[.F3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0];[$Discounts.$A$3:.$B$12];2;0);0)" office:value-type="float" office:value="0" calcext:value-type="float">
            <text:p>0</text:p>
          </table:table-cell>
          <table:table-cell table:style-name="ce10" table:formula="of:=[.C40]+PRODUCT([.C40];[.D40];[.$D$2])-PRODUCT([.C40];[.E4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0]*[.F4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1];[$Discounts.$A$3:.$B$12];2;0);0)" office:value-type="float" office:value="0" calcext:value-type="float">
            <text:p>0</text:p>
          </table:table-cell>
          <table:table-cell table:style-name="ce10" table:formula="of:=[.C41]+PRODUCT([.C41];[.D41];[.$D$2])-PRODUCT([.C41];[.E4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1]*[.F4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2];[$Discounts.$A$3:.$B$12];2;0);0)" office:value-type="float" office:value="0" calcext:value-type="float">
            <text:p>0</text:p>
          </table:table-cell>
          <table:table-cell table:style-name="ce10" table:formula="of:=[.C42]+PRODUCT([.C42];[.D42];[.$D$2])-PRODUCT([.C42];[.E4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2]*[.F4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3];[$Discounts.$A$3:.$B$12];2;0);0)" office:value-type="float" office:value="0" calcext:value-type="float">
            <text:p>0</text:p>
          </table:table-cell>
          <table:table-cell table:style-name="ce10" table:formula="of:=[.C43]+PRODUCT([.C43];[.D43];[.$D$2])-PRODUCT([.C43];[.E4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3]*[.F4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4];[$Discounts.$A$3:.$B$12];2;0);0)" office:value-type="float" office:value="0" calcext:value-type="float">
            <text:p>0</text:p>
          </table:table-cell>
          <table:table-cell table:style-name="ce10" table:formula="of:=[.C44]+PRODUCT([.C44];[.D44];[.$D$2])-PRODUCT([.C44];[.E4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4]*[.F4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5];[$Discounts.$A$3:.$B$12];2;0);0)" office:value-type="float" office:value="0" calcext:value-type="float">
            <text:p>0</text:p>
          </table:table-cell>
          <table:table-cell table:style-name="ce10" table:formula="of:=[.C45]+PRODUCT([.C45];[.D45];[.$D$2])-PRODUCT([.C45];[.E4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5]*[.F4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6];[$Discounts.$A$3:.$B$12];2;0);0)" office:value-type="float" office:value="0" calcext:value-type="float">
            <text:p>0</text:p>
          </table:table-cell>
          <table:table-cell table:style-name="ce10" table:formula="of:=[.C46]+PRODUCT([.C46];[.D46];[.$D$2])-PRODUCT([.C46];[.E4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6]*[.F4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7];[$Discounts.$A$3:.$B$12];2;0);0)" office:value-type="float" office:value="0" calcext:value-type="float">
            <text:p>0</text:p>
          </table:table-cell>
          <table:table-cell table:style-name="ce10" table:formula="of:=[.C47]+PRODUCT([.C47];[.D47];[.$D$2])-PRODUCT([.C47];[.E4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7]*[.F4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8];[$Discounts.$A$3:.$B$12];2;0);0)" office:value-type="float" office:value="0" calcext:value-type="float">
            <text:p>0</text:p>
          </table:table-cell>
          <table:table-cell table:style-name="ce10" table:formula="of:=[.C48]+PRODUCT([.C48];[.D48];[.$D$2])-PRODUCT([.C48];[.E4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8]*[.F4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9];[$Discounts.$A$3:.$B$12];2;0);0)" office:value-type="float" office:value="0" calcext:value-type="float">
            <text:p>0</text:p>
          </table:table-cell>
          <table:table-cell table:style-name="ce10" table:formula="of:=[.C49]+PRODUCT([.C49];[.D49];[.$D$2])-PRODUCT([.C49];[.E4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9]*[.F4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0];[$Discounts.$A$3:.$B$12];2;0);0)" office:value-type="float" office:value="0" calcext:value-type="float">
            <text:p>0</text:p>
          </table:table-cell>
          <table:table-cell table:style-name="ce10" table:formula="of:=[.C50]+PRODUCT([.C50];[.D50];[.$D$2])-PRODUCT([.C50];[.E5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0]*[.F5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1];[$Discounts.$A$3:.$B$12];2;0);0)" office:value-type="float" office:value="0" calcext:value-type="float">
            <text:p>0</text:p>
          </table:table-cell>
          <table:table-cell table:style-name="ce10" table:formula="of:=[.C51]+PRODUCT([.C51];[.D51];[.$D$2])-PRODUCT([.C51];[.E5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1]*[.F5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2];[$Discounts.$A$3:.$B$12];2;0);0)" office:value-type="float" office:value="0" calcext:value-type="float">
            <text:p>0</text:p>
          </table:table-cell>
          <table:table-cell table:style-name="ce10" table:formula="of:=[.C52]+PRODUCT([.C52];[.D52];[.$D$2])-PRODUCT([.C52];[.E5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2]*[.F5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3];[$Discounts.$A$3:.$B$12];2;0);0)" office:value-type="float" office:value="0" calcext:value-type="float">
            <text:p>0</text:p>
          </table:table-cell>
          <table:table-cell table:style-name="ce10" table:formula="of:=[.C53]+PRODUCT([.C53];[.D53];[.$D$2])-PRODUCT([.C53];[.E5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3]*[.F5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4];[$Discounts.$A$3:.$B$12];2;0);0)" office:value-type="float" office:value="0" calcext:value-type="float">
            <text:p>0</text:p>
          </table:table-cell>
          <table:table-cell table:style-name="ce10" table:formula="of:=[.C54]+PRODUCT([.C54];[.D54];[.$D$2])-PRODUCT([.C54];[.E5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4]*[.F5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5];[$Discounts.$A$3:.$B$12];2;0);0)" office:value-type="float" office:value="0" calcext:value-type="float">
            <text:p>0</text:p>
          </table:table-cell>
          <table:table-cell table:style-name="ce10" table:formula="of:=[.C55]+PRODUCT([.C55];[.D55];[.$D$2])-PRODUCT([.C55];[.E5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5]*[.F5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6];[$Discounts.$A$3:.$B$12];2;0);0)" office:value-type="float" office:value="0" calcext:value-type="float">
            <text:p>0</text:p>
          </table:table-cell>
          <table:table-cell table:style-name="ce10" table:formula="of:=[.C56]+PRODUCT([.C56];[.D56];[.$D$2])-PRODUCT([.C56];[.E5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6]*[.F5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7];[$Discounts.$A$3:.$B$12];2;0);0)" office:value-type="float" office:value="0" calcext:value-type="float">
            <text:p>0</text:p>
          </table:table-cell>
          <table:table-cell table:style-name="ce10" table:formula="of:=[.C57]+PRODUCT([.C57];[.D57];[.$D$2])-PRODUCT([.C57];[.E5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7]*[.F5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8];[$Discounts.$A$3:.$B$12];2;0);0)" office:value-type="float" office:value="0" calcext:value-type="float">
            <text:p>0</text:p>
          </table:table-cell>
          <table:table-cell table:style-name="ce10" table:formula="of:=[.C58]+PRODUCT([.C58];[.D58];[.$D$2])-PRODUCT([.C58];[.E5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8]*[.F5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9];[$Discounts.$A$3:.$B$12];2;0);0)" office:value-type="float" office:value="0" calcext:value-type="float">
            <text:p>0</text:p>
          </table:table-cell>
          <table:table-cell table:style-name="ce10" table:formula="of:=[.C59]+PRODUCT([.C59];[.D59];[.$D$2])-PRODUCT([.C59];[.E5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9]*[.F5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0];[$Discounts.$A$3:.$B$12];2;0);0)" office:value-type="float" office:value="0" calcext:value-type="float">
            <text:p>0</text:p>
          </table:table-cell>
          <table:table-cell table:style-name="ce10" table:formula="of:=[.C60]+PRODUCT([.C60];[.D60];[.$D$2])-PRODUCT([.C60];[.E6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0]*[.F6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1];[$Discounts.$A$3:.$B$12];2;0);0)" office:value-type="float" office:value="0" calcext:value-type="float">
            <text:p>0</text:p>
          </table:table-cell>
          <table:table-cell table:style-name="ce10" table:formula="of:=[.C61]+PRODUCT([.C61];[.D61];[.$D$2])-PRODUCT([.C61];[.E6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1]*[.F6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2];[$Discounts.$A$3:.$B$12];2;0);0)" office:value-type="float" office:value="0" calcext:value-type="float">
            <text:p>0</text:p>
          </table:table-cell>
          <table:table-cell table:style-name="ce10" table:formula="of:=[.C62]+PRODUCT([.C62];[.D62];[.$D$2])-PRODUCT([.C62];[.E6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2]*[.F6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3];[$Discounts.$A$3:.$B$12];2;0);0)" office:value-type="float" office:value="0" calcext:value-type="float">
            <text:p>0</text:p>
          </table:table-cell>
          <table:table-cell table:style-name="ce10" table:formula="of:=[.C63]+PRODUCT([.C63];[.D63];[.$D$2])-PRODUCT([.C63];[.E6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3]*[.F6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4];[$Discounts.$A$3:.$B$12];2;0);0)" office:value-type="float" office:value="0" calcext:value-type="float">
            <text:p>0</text:p>
          </table:table-cell>
          <table:table-cell table:style-name="ce10" table:formula="of:=[.C64]+PRODUCT([.C64];[.D64];[.$D$2])-PRODUCT([.C64];[.E6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4]*[.F6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5];[$Discounts.$A$3:.$B$12];2;0);0)" office:value-type="float" office:value="0" calcext:value-type="float">
            <text:p>0</text:p>
          </table:table-cell>
          <table:table-cell table:style-name="ce10" table:formula="of:=[.C65]+PRODUCT([.C65];[.D65];[.$D$2])-PRODUCT([.C65];[.E6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5]*[.F6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6];[$Discounts.$A$3:.$B$12];2;0);0)" office:value-type="float" office:value="0" calcext:value-type="float">
            <text:p>0</text:p>
          </table:table-cell>
          <table:table-cell table:style-name="ce10" table:formula="of:=[.C66]+PRODUCT([.C66];[.D66];[.$D$2])-PRODUCT([.C66];[.E6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6]*[.F6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7];[$Discounts.$A$3:.$B$12];2;0);0)" office:value-type="float" office:value="0" calcext:value-type="float">
            <text:p>0</text:p>
          </table:table-cell>
          <table:table-cell table:style-name="ce10" table:formula="of:=[.C67]+PRODUCT([.C67];[.D67];[.$D$2])-PRODUCT([.C67];[.E6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7]*[.F6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8];[$Discounts.$A$3:.$B$12];2;0);0)" office:value-type="float" office:value="0" calcext:value-type="float">
            <text:p>0</text:p>
          </table:table-cell>
          <table:table-cell table:style-name="ce10" table:formula="of:=[.C68]+PRODUCT([.C68];[.D68];[.$D$2])-PRODUCT([.C68];[.E6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8]*[.F6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9];[$Discounts.$A$3:.$B$12];2;0);0)" office:value-type="float" office:value="0" calcext:value-type="float">
            <text:p>0</text:p>
          </table:table-cell>
          <table:table-cell table:style-name="ce10" table:formula="of:=[.C69]+PRODUCT([.C69];[.D69];[.$D$2])-PRODUCT([.C69];[.E6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9]*[.F6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0];[$Discounts.$A$3:.$B$12];2;0);0)" office:value-type="float" office:value="0" calcext:value-type="float">
            <text:p>0</text:p>
          </table:table-cell>
          <table:table-cell table:style-name="ce10" table:formula="of:=[.C70]+PRODUCT([.C70];[.D70];[.$D$2])-PRODUCT([.C70];[.E7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0]*[.F7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1];[$Discounts.$A$3:.$B$12];2;0);0)" office:value-type="float" office:value="0" calcext:value-type="float">
            <text:p>0</text:p>
          </table:table-cell>
          <table:table-cell table:style-name="ce10" table:formula="of:=[.C71]+PRODUCT([.C71];[.D71];[.$D$2])-PRODUCT([.C71];[.E7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1]*[.F7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2];[$Discounts.$A$3:.$B$12];2;0);0)" office:value-type="float" office:value="0" calcext:value-type="float">
            <text:p>0</text:p>
          </table:table-cell>
          <table:table-cell table:style-name="ce10" table:formula="of:=[.C72]+PRODUCT([.C72];[.D72];[.$D$2])-PRODUCT([.C72];[.E7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2]*[.F7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3];[$Discounts.$A$3:.$B$12];2;0);0)" office:value-type="float" office:value="0" calcext:value-type="float">
            <text:p>0</text:p>
          </table:table-cell>
          <table:table-cell table:style-name="ce10" table:formula="of:=[.C73]+PRODUCT([.C73];[.D73];[.$D$2])-PRODUCT([.C73];[.E7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3]*[.F7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4];[$Discounts.$A$3:.$B$12];2;0);0)" office:value-type="float" office:value="0" calcext:value-type="float">
            <text:p>0</text:p>
          </table:table-cell>
          <table:table-cell table:style-name="ce10" table:formula="of:=[.C74]+PRODUCT([.C74];[.D74];[.$D$2])-PRODUCT([.C74];[.E7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4]*[.F7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5];[$Discounts.$A$3:.$B$12];2;0);0)" office:value-type="float" office:value="0" calcext:value-type="float">
            <text:p>0</text:p>
          </table:table-cell>
          <table:table-cell table:style-name="ce10" table:formula="of:=[.C75]+PRODUCT([.C75];[.D75];[.$D$2])-PRODUCT([.C75];[.E7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5]*[.F7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6];[$Discounts.$A$3:.$B$12];2;0);0)" office:value-type="float" office:value="0" calcext:value-type="float">
            <text:p>0</text:p>
          </table:table-cell>
          <table:table-cell table:style-name="ce10" table:formula="of:=[.C76]+PRODUCT([.C76];[.D76];[.$D$2])-PRODUCT([.C76];[.E7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6]*[.F7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7];[$Discounts.$A$3:.$B$12];2;0);0)" office:value-type="float" office:value="0" calcext:value-type="float">
            <text:p>0</text:p>
          </table:table-cell>
          <table:table-cell table:style-name="ce10" table:formula="of:=[.C77]+PRODUCT([.C77];[.D77];[.$D$2])-PRODUCT([.C77];[.E7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7]*[.F7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8];[$Discounts.$A$3:.$B$12];2;0);0)" office:value-type="float" office:value="0" calcext:value-type="float">
            <text:p>0</text:p>
          </table:table-cell>
          <table:table-cell table:style-name="ce10" table:formula="of:=[.C78]+PRODUCT([.C78];[.D78];[.$D$2])-PRODUCT([.C78];[.E7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8]*[.F7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9];[$Discounts.$A$3:.$B$12];2;0);0)" office:value-type="float" office:value="0" calcext:value-type="float">
            <text:p>0</text:p>
          </table:table-cell>
          <table:table-cell table:style-name="ce10" table:formula="of:=[.C79]+PRODUCT([.C79];[.D79];[.$D$2])-PRODUCT([.C79];[.E7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9]*[.F7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0];[$Discounts.$A$3:.$B$12];2;0);0)" office:value-type="float" office:value="0" calcext:value-type="float">
            <text:p>0</text:p>
          </table:table-cell>
          <table:table-cell table:style-name="ce10" table:formula="of:=[.C80]+PRODUCT([.C80];[.D80];[.$D$2])-PRODUCT([.C80];[.E8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0]*[.F8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1];[$Discounts.$A$3:.$B$12];2;0);0)" office:value-type="float" office:value="0" calcext:value-type="float">
            <text:p>0</text:p>
          </table:table-cell>
          <table:table-cell table:style-name="ce10" table:formula="of:=[.C81]+PRODUCT([.C81];[.D81];[.$D$2])-PRODUCT([.C81];[.E8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1]*[.F8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2];[$Discounts.$A$3:.$B$12];2;0);0)" office:value-type="float" office:value="0" calcext:value-type="float">
            <text:p>0</text:p>
          </table:table-cell>
          <table:table-cell table:style-name="ce10" table:formula="of:=[.C82]+PRODUCT([.C82];[.D82];[.$D$2])-PRODUCT([.C82];[.E8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2]*[.F8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3];[$Discounts.$A$3:.$B$12];2;0);0)" office:value-type="float" office:value="0" calcext:value-type="float">
            <text:p>0</text:p>
          </table:table-cell>
          <table:table-cell table:style-name="ce10" table:formula="of:=[.C83]+PRODUCT([.C83];[.D83];[.$D$2])-PRODUCT([.C83];[.E8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3]*[.F8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4];[$Discounts.$A$3:.$B$12];2;0);0)" office:value-type="float" office:value="0" calcext:value-type="float">
            <text:p>0</text:p>
          </table:table-cell>
          <table:table-cell table:style-name="ce10" table:formula="of:=[.C84]+PRODUCT([.C84];[.D84];[.$D$2])-PRODUCT([.C84];[.E8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4]*[.F8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5];[$Discounts.$A$3:.$B$12];2;0);0)" office:value-type="float" office:value="0" calcext:value-type="float">
            <text:p>0</text:p>
          </table:table-cell>
          <table:table-cell table:style-name="ce10" table:formula="of:=[.C85]+PRODUCT([.C85];[.D85];[.$D$2])-PRODUCT([.C85];[.E8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5]*[.F8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6];[$Discounts.$A$3:.$B$12];2;0);0)" office:value-type="float" office:value="0" calcext:value-type="float">
            <text:p>0</text:p>
          </table:table-cell>
          <table:table-cell table:style-name="ce10" table:formula="of:=[.C86]+PRODUCT([.C86];[.D86];[.$D$2])-PRODUCT([.C86];[.E8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6]*[.F8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7];[$Discounts.$A$3:.$B$12];2;0);0)" office:value-type="float" office:value="0" calcext:value-type="float">
            <text:p>0</text:p>
          </table:table-cell>
          <table:table-cell table:style-name="ce10" table:formula="of:=[.C87]+PRODUCT([.C87];[.D87];[.$D$2])-PRODUCT([.C87];[.E8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7]*[.F8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8];[$Discounts.$A$3:.$B$12];2;0);0)" office:value-type="float" office:value="0" calcext:value-type="float">
            <text:p>0</text:p>
          </table:table-cell>
          <table:table-cell table:style-name="ce10" table:formula="of:=[.C88]+PRODUCT([.C88];[.D88];[.$D$2])-PRODUCT([.C88];[.E8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8]*[.F8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9];[$Discounts.$A$3:.$B$12];2;0);0)" office:value-type="float" office:value="0" calcext:value-type="float">
            <text:p>0</text:p>
          </table:table-cell>
          <table:table-cell table:style-name="ce10" table:formula="of:=[.C89]+PRODUCT([.C89];[.D89];[.$D$2])-PRODUCT([.C89];[.E8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9]*[.F8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0];[$Discounts.$A$3:.$B$12];2;0);0)" office:value-type="float" office:value="0" calcext:value-type="float">
            <text:p>0</text:p>
          </table:table-cell>
          <table:table-cell table:style-name="ce10" table:formula="of:=[.C90]+PRODUCT([.C90];[.D90];[.$D$2])-PRODUCT([.C90];[.E9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0]*[.F9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1];[$Discounts.$A$3:.$B$12];2;0);0)" office:value-type="float" office:value="0" calcext:value-type="float">
            <text:p>0</text:p>
          </table:table-cell>
          <table:table-cell table:style-name="ce10" table:formula="of:=[.C91]+PRODUCT([.C91];[.D91];[.$D$2])-PRODUCT([.C91];[.E9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1]*[.F9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2];[$Discounts.$A$3:.$B$12];2;0);0)" office:value-type="float" office:value="0" calcext:value-type="float">
            <text:p>0</text:p>
          </table:table-cell>
          <table:table-cell table:style-name="ce10" table:formula="of:=[.C92]+PRODUCT([.C92];[.D92];[.$D$2])-PRODUCT([.C92];[.E9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2]*[.F9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3];[$Discounts.$A$3:.$B$12];2;0);0)" office:value-type="float" office:value="0" calcext:value-type="float">
            <text:p>0</text:p>
          </table:table-cell>
          <table:table-cell table:style-name="ce10" table:formula="of:=[.C93]+PRODUCT([.C93];[.D93];[.$D$2])-PRODUCT([.C93];[.E9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3]*[.F9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4];[$Discounts.$A$3:.$B$12];2;0);0)" office:value-type="float" office:value="0" calcext:value-type="float">
            <text:p>0</text:p>
          </table:table-cell>
          <table:table-cell table:style-name="ce10" table:formula="of:=[.C94]+PRODUCT([.C94];[.D94];[.$D$2])-PRODUCT([.C94];[.E9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4]*[.F9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5];[$Discounts.$A$3:.$B$12];2;0);0)" office:value-type="float" office:value="0" calcext:value-type="float">
            <text:p>0</text:p>
          </table:table-cell>
          <table:table-cell table:style-name="ce10" table:formula="of:=[.C95]+PRODUCT([.C95];[.D95];[.$D$2])-PRODUCT([.C95];[.E9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5]*[.F9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6];[$Discounts.$A$3:.$B$12];2;0);0)" office:value-type="float" office:value="0" calcext:value-type="float">
            <text:p>0</text:p>
          </table:table-cell>
          <table:table-cell table:style-name="ce10" table:formula="of:=[.C96]+PRODUCT([.C96];[.D96];[.$D$2])-PRODUCT([.C96];[.E9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6]*[.F9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7];[$Discounts.$A$3:.$B$12];2;0);0)" office:value-type="float" office:value="0" calcext:value-type="float">
            <text:p>0</text:p>
          </table:table-cell>
          <table:table-cell table:style-name="ce10" table:formula="of:=[.C97]+PRODUCT([.C97];[.D97];[.$D$2])-PRODUCT([.C97];[.E9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7]*[.F9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8];[$Discounts.$A$3:.$B$12];2;0);0)" office:value-type="float" office:value="0" calcext:value-type="float">
            <text:p>0</text:p>
          </table:table-cell>
          <table:table-cell table:style-name="ce10" table:formula="of:=[.C98]+PRODUCT([.C98];[.D98];[.$D$2])-PRODUCT([.C98];[.E9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8]*[.F9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9];[$Discounts.$A$3:.$B$12];2;0);0)" office:value-type="float" office:value="0" calcext:value-type="float">
            <text:p>0</text:p>
          </table:table-cell>
          <table:table-cell table:style-name="ce10" table:formula="of:=[.C99]+PRODUCT([.C99];[.D99];[.$D$2])-PRODUCT([.C99];[.E9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9]*[.F9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0];[$Discounts.$A$3:.$B$12];2;0);0)" office:value-type="float" office:value="0" calcext:value-type="float">
            <text:p>0</text:p>
          </table:table-cell>
          <table:table-cell table:style-name="ce10" table:formula="of:=[.C100]+PRODUCT([.C100];[.D100];[.$D$2])-PRODUCT([.C100];[.E10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0]*[.F10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1];[$Discounts.$A$3:.$B$12];2;0);0)" office:value-type="float" office:value="0" calcext:value-type="float">
            <text:p>0</text:p>
          </table:table-cell>
          <table:table-cell table:style-name="ce10" table:formula="of:=[.C101]+PRODUCT([.C101];[.D101];[.$D$2])-PRODUCT([.C101];[.E10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1]*[.F10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2];[$Discounts.$A$3:.$B$12];2;0);0)" office:value-type="float" office:value="0" calcext:value-type="float">
            <text:p>0</text:p>
          </table:table-cell>
          <table:table-cell table:style-name="ce10" table:formula="of:=[.C102]+PRODUCT([.C102];[.D102];[.$D$2])-PRODUCT([.C102];[.E10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2]*[.F10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3];[$Discounts.$A$3:.$B$12];2;0);0)" office:value-type="float" office:value="0" calcext:value-type="float">
            <text:p>0</text:p>
          </table:table-cell>
          <table:table-cell table:style-name="ce10" table:formula="of:=[.C103]+PRODUCT([.C103];[.D103];[.$D$2])-PRODUCT([.C103];[.E10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3]*[.F10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4" table:number-rows-repeated="1048472">
          <table:table-cell table:number-columns-repeated="14"/>
        </table:table-row>
        <table:table-row table:style-name="ro4">
          <table:table-cell table:number-columns-repeated="14"/>
        </table:table-row>
        <calcext:conditional-formats>
          <calcext:conditional-format calcext:target-range-address="Groceries.I2:Groceries.I2">
            <calcext:condition calcext:apply-style-name="ConditionalStyle_4" calcext:value="&gt;=[$Groceries.$I$1]" calcext:base-cell-address="Groceries.I2"/>
            <calcext:condition calcext:apply-style-name="ConditionalStyle_5" calcext:value="&lt;[$Groceries.$I$1]" calcext:base-cell-address="Groceries.I2"/>
            <calcext:condition calcext:apply-style-name="ConditionalStyle_6" calcext:value="=0" calcext:base-cell-address="Groceries.I2"/>
          </calcext:conditional-format>
        </calcext:conditional-formats>
      </table:table>
      <table:table table:name="Discounts" table:style-name="ta2">
        <office:forms form:automatic-focus="false" form:apply-design-mode="false"/>
        <table:table-column table:style-name="co12" table:number-columns-repeated="2" table:default-cell-style-name="ce37"/>
        <table:table-column table:style-name="co12" table:default-cell-style-name="ce38"/>
        <table:table-row table:style-name="ro4">
          <table:table-cell table:style-name="ce36" office:value-type="string" calcext:value-type="string" table:number-columns-spanned="3" table:number-rows-spanned="1">
            <text:p>Discount table</text:p>
          </table:table-cell>
          <table:covered-table-cell table:number-columns-repeated="2" table:style-name="ce36"/>
        </table:table-row>
        <table:table-row table:style-name="ro4">
          <table:table-cell office:value-type="string" calcext:value-type="string">
            <text:p>code</text:p>
          </table:table-cell>
          <table:table-cell office:value-type="string" calcext:value-type="string">
            <text:p>discount?</text:p>
          </table:table-cell>
          <table:table-cell table:style-name="ce37" office:value-type="string" calcext:value-type="string">
            <text:p>name</text:p>
          </table:table-cell>
        </table:table-row>
        <table:table-row table:style-name="ro5">
          <table:table-cell office:value-type="string" calcext:value-type="string">
            <text:p>f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foodbasics.ca/flyer.en.html" xlink:type="simple">FoodBasics</text:a></text:p>
          </table:table-cell>
        </table:table-row>
        <table:table-row table:style-name="ro5"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freshco.com/flyer/" xlink:type="simple">FreshCo</text:a></text:p>
          </table:table-cell>
        </table:table-row>
        <table:table-row table:style-name="ro5">
          <table:table-cell office:value-type="string" calcext:value-type="string">
            <text:p>g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gianttiger.com/collections/flyers-and-deals?view=flyers" xlink:type="simple">Giant Tiger</text:a></text:p>
          </table:table-cell>
        </table:table-row>
        <table:table-row table:style-name="ro5">
          <table:table-cell office:value-type="string" calcext:value-type="string">
            <text:p>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loblaws.ca/print-flyer" xlink:type="simple">Loblaws</text:a></text:p>
          </table:table-cell>
        </table:table-row>
        <table:table-row table:style-name="ro5">
          <table:table-cell office:value-type="string" calcext:value-type="string">
            <text:p>m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etro.ca/en/flyer" xlink:type="simple">Metro</text:a></text:p>
          </table:table-cell>
        </table:table-row>
        <table:table-row table:style-name="ro5">
          <table:table-cell office:value-type="string" calcext:value-type="string">
            <text:p>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nofrills.ca/print-flyer" xlink:type="simple">No Frills</text:a></text:p>
          </table:table-cell>
        </table:table-row>
        <table:table-row table:style-name="ro5">
          <table:table-cell office:value-type="string" calcext:value-type="string">
            <text:p>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realcanadiansuperstore.ca/print-flyer" xlink:type="simple">Real Canadian Superstore</text:a></text:p>
          </table:table-cell>
        </table:table-row>
        <table:table-row table:style-name="ro5"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sobeys.com/en/flyer/" xlink:type="simple">Sobeys</text:a></text:p>
          </table:table-cell>
        </table:table-row>
        <table:table-row table:style-name="ro5">
          <table:table-cell office:value-type="string" calcext:value-type="string">
            <text:p>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valumart.ca/print-flyer" xlink:type="simple">ValuMart</text:a></text:p>
          </table:table-cell>
        </table:table-row>
        <table:table-row table:style-name="ro5">
          <table:table-cell office:value-type="string" calcext:value-type="string">
            <text:p>w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walmart.ca/flyer" xlink:type="simple">Walmart</text:a></text:p>
          </table:table-cell>
        </table:table-row>
      </table:table>
      <table:named-expressions/>
      <table:database-ranges>
        <table:database-range table:name="__Anonymous_Sheet_DB__0" table:target-range-address="Groceries.A3:Groceries.K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4" style:display-name="ConditionalStyle_4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5" style:display-name="ConditionalStyle_5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6" style:display-name="ConditionalStyle_6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22:36:43.7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oceries" style:display-name="PageStyle_Groceri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iscounts" style:display-name="PageStyle_Discount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21:01:14</meta:creation-date>
    <dc:language>en-US</dc:language>
    <dc:date>2024-08-29T22:37:13.049000000</dc:date>
    <meta:editing-cycles>214</meta:editing-cycles>
    <meta:editing-duration>PT8H20M11S</meta:editing-duration>
    <meta:generator>LibreOffice/7.5.4.2$Windows_X86_64 LibreOffice_project/36ccfdc35048b057fd9854c757a8b67ec53977b6</meta:generator>
    <meta:document-statistic meta:table-count="2" meta:cell-count="656" meta:object-count="0"/>
    <meta:user-defined meta:name="AppVersion">15.0000</meta:user-defined>
  </office:meta>
</office:document-meta>
</file>